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2f6" officeooo:paragraph-rsid="000e92f6"/>
    </style:style>
    <style:style style:name="P2" style:family="paragraph" style:parent-style-name="Standard">
      <style:text-properties officeooo:rsid="000e92f6" officeooo:paragraph-rsid="000fd294"/>
    </style:style>
    <style:style style:name="P3" style:family="paragraph" style:parent-style-name="Standard">
      <style:text-properties officeooo:rsid="000e92f6" officeooo:paragraph-rsid="00118342"/>
    </style:style>
    <style:style style:name="P4" style:family="paragraph" style:parent-style-name="Standard">
      <style:text-properties officeooo:rsid="000e92f6" officeooo:paragraph-rsid="00129b18"/>
    </style:style>
    <style:style style:name="P5" style:family="paragraph" style:parent-style-name="Standard">
      <style:text-properties officeooo:rsid="000e92f6" officeooo:paragraph-rsid="0012f69e"/>
    </style:style>
    <style:style style:name="P6" style:family="paragraph" style:parent-style-name="Standard">
      <style:text-properties officeooo:rsid="000fd294" officeooo:paragraph-rsid="000fd294"/>
    </style:style>
    <style:style style:name="P7" style:family="paragraph" style:parent-style-name="Standard">
      <style:text-properties officeooo:rsid="000fd294" officeooo:paragraph-rsid="00129b18"/>
    </style:style>
    <style:style style:name="P8" style:family="paragraph" style:parent-style-name="Standard">
      <style:text-properties officeooo:rsid="00118342" officeooo:paragraph-rsid="000fd294"/>
    </style:style>
    <style:style style:name="P9" style:family="paragraph" style:parent-style-name="Standard">
      <style:text-properties officeooo:rsid="00118342" officeooo:paragraph-rsid="00118342"/>
    </style:style>
    <style:style style:name="P10" style:family="paragraph" style:parent-style-name="Standard">
      <style:text-properties officeooo:rsid="00118b6c" officeooo:paragraph-rsid="00118b6c"/>
    </style:style>
    <style:style style:name="P11" style:family="paragraph" style:parent-style-name="Standard">
      <style:text-properties officeooo:rsid="00118b6c" officeooo:paragraph-rsid="00129b18"/>
    </style:style>
    <style:style style:name="P12" style:family="paragraph" style:parent-style-name="Standard">
      <style:text-properties officeooo:rsid="00129b18" officeooo:paragraph-rsid="00129b18"/>
    </style:style>
    <style:style style:name="P13" style:family="paragraph" style:parent-style-name="Standard">
      <style:paragraph-properties fo:break-before="page"/>
      <style:text-properties officeooo:rsid="00118342" officeooo:paragraph-rsid="00118342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0fd294"/>
    </style:style>
    <style:style style:name="T2" style:family="text">
      <style:text-properties officeooo:rsid="00118342"/>
    </style:style>
    <style:style style:name="T3" style:family="text">
      <style:text-properties officeooo:rsid="0012f69e"/>
    </style:style>
    <style:style style:name="gr1" style:family="graphic">
      <style:graphic-properties draw:textarea-horizontal-align="justify" draw:textarea-vertical-align="middle" draw:auto-grow-height="false" fo:min-height="3.651cm" fo:min-width="4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mier modèle 1 entrée et/une sortie</text:p>
      <text:p text:style-name="P1">fonction :bibliothèque()</text:p>
      <text:p text:style-name="P3"/>
      <text:p text:style-name="P1"><text:span text:style-name="T2">T</text:span>ien en compte :</text:p>
      <text:p text:style-name="P1">-p1 entre<text:span text:style-name="T1">(1 personne)</text:span></text:p>
      <text:p text:style-name="P1"><draw:custom-shape text:anchor-type="paragraph" draw:z-index="0" draw:name="Forme1" draw:style-name="gr1" svg:width="4.816cm" svg:height="3.652cm" svg:x="5.881cm" svg:y="0.023cm"><text:p/><draw:enhanced-geometry svg:viewBox="0 0 21600 21600" draw:type="rectangle" draw:enhanced-path="M 0 0 L 21600 0 21600 21600 0 21600 0 0 Z N"/></draw:custom-shape>-p1 sort<text:span text:style-name="T1">(1 personne)</text:span></text:p>
      <text:p text:style-name="P1"><draw:line text:anchor-type="paragraph" draw:z-index="1" draw:name="Forme2" draw:style-name="gr2" draw:text-style-name="P14" svg:x1="0.457cm" svg:y1="4.034cm" svg:x2="5.563cm" svg:y2="1.732cm"><text:p/></draw:line><draw:line text:anchor-type="paragraph" draw:z-index="2" draw:name="Forme3" draw:style-name="gr2" draw:text-style-name="P14" svg:x1="15.273cm" svg:y1="4.272cm" svg:x2="10.061cm" svg:y2="2.129cm"><text:p/></draw:line><draw:frame text:anchor-type="paragraph" draw:z-index="3" draw:name="Forme4" draw:style-name="gr3" draw:text-style-name="P15" svg:width="3.07cm" svg:height="1.8cm" svg:x="-0.681cm" svg:y="3.69cm"><draw:text-box><text:p>P1 entre</text:p></draw:text-box></draw:frame><draw:frame text:anchor-type="paragraph" draw:z-index="4" draw:name="Forme5" draw:style-name="gr4" draw:text-style-name="P15" svg:width="2.832cm" svg:height="1.535cm" svg:x="15.194cm" svg:y="4.431cm"><draw:text-box><text:p>P1 sort</text:p></draw:text-box></draw:frame><draw:frame text:anchor-type="paragraph" draw:z-index="5" draw:name="Forme6" draw:style-name="gr5" draw:text-style-name="P15" svg:width="2.62cm" svg:height="1.191cm" svg:x="7.177cm" svg:y="0.965cm"><draw:text-box><text:p>bibliothèque</text:p></draw:text-box></draw:frame><draw:frame text:anchor-type="paragraph" draw:z-index="6" draw:name="Forme7" draw:style-name="gr6" draw:text-style-name="P15" svg:width="5.107cm" svg:height="1.271cm" svg:x="5.643cm" svg:y="5.039cm"><draw:text-box><text:p>Nombre de tours</text:p></draw:text-box></draw:frame>-nombre de tour</text:p>
      <text:p text:style-name="P1">-nombre de place max</text:p>
      <text:p text:style-name="P1">-taux d’afflue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convénient : </text:p>
      <text:p text:style-name="P6">Notre système ne tien pas en compte :</text:p>
      <text:p text:style-name="P2"/>
      <text:p text:style-name="P2"><text:span text:style-name="T1">-</text:span>l’heure <text:span text:style-name="T1">de la journée,</text:span></text:p>
      <text:p text:style-name="P2"><text:span text:style-name="T1">-les horaires d’ouverture </text:span></text:p>
      <text:p text:style-name="P6">-entrée multiple</text:p>
      <text:p text:style-name="P6">-sortie multiple</text:p>
      <text:p text:style-name="P8"/>
      <text:p text:style-name="P13"><draw:frame text:anchor-type="paragraph" draw:z-index="11" draw:name="Forme5" draw:style-name="gr4" draw:text-style-name="P15" svg:width="2.832cm" svg:height="1.535cm" svg:x="15.221cm" svg:y="5.119cm"><draw:text-box><text:p>P1 sort</text:p></draw:text-box></draw:frame>Modèle 2 </text:p>
      <text:p text:style-name="P3">fonction :bibliothèque<text:span text:style-name="T2">temp</text:span>()</text:p>
      <text:p text:style-name="P3"/>
      <text:p text:style-name="P3"><draw:custom-shape text:anchor-type="paragraph" draw:z-index="7" draw:name="Forme1" draw:style-name="gr1" svg:width="4.816cm" svg:height="3.652cm" svg:x="6.04cm" svg:y="0.441cm"><text:p/><draw:enhanced-geometry svg:viewBox="0 0 21600 21600" draw:type="rectangle" draw:enhanced-path="M 0 0 L 21600 0 21600 21600 0 21600 0 0 Z N"/></draw:custom-shape><text:span text:style-name="T2">T</text:span>ien en compte :</text:p>
      <text:p text:style-name="P3">-p1 entre<text:span text:style-name="T2">(entrée aléatoire multiple)</text:span></text:p>
      <text:p text:style-name="P5"><draw:frame text:anchor-type="paragraph" draw:z-index="12" draw:name="Forme6" draw:style-name="gr5" draw:text-style-name="P15" svg:width="2.62cm" svg:height="1.191cm" svg:x="7.336cm" svg:y="0.409cm"><draw:text-box><text:p>bibliothèque</text:p></draw:text-box></draw:frame>-p1 sort<text:span text:style-name="T1">(sortie aléatoire multiple)</text:span></text:p>
      <text:p text:style-name="P3">-<text:span text:style-name="T2">Heures d’une journée</text:span></text:p>
      <text:p text:style-name="P3"><draw:line text:anchor-type="paragraph" draw:z-index="8" draw:name="Forme2" draw:style-name="gr2" draw:text-style-name="P14" svg:x1="0.616cm" svg:y1="2.505cm" svg:x2="5.722cm" svg:y2="0.203cm"><text:p/></draw:line><draw:frame text:anchor-type="paragraph" draw:z-index="14" draw:name="Forme6" draw:style-name="gr5" draw:text-style-name="P15" svg:width="2.62cm" svg:height="1.191cm" svg:x="7.336cm" svg:y="0.425cm"><draw:text-box><text:p>horaires</text:p></draw:text-box></draw:frame>-nombre de place max</text:p>
      <text:p text:style-name="P3"><draw:line text:anchor-type="paragraph" draw:z-index="9" draw:name="Forme3" draw:style-name="gr2" draw:text-style-name="P14" svg:x1="15.432cm" svg:y1="2.256cm" svg:x2="10.22cm" svg:y2="0.113cm"><text:p/></draw:line>-taux d’affluence</text:p>
      <text:p text:style-name="P9">-horaires</text:p>
      <text:p text:style-name="P10"/>
      <text:p text:style-name="P9"><draw:frame text:anchor-type="paragraph" draw:z-index="10" draw:name="Forme4" draw:style-name="gr3" draw:text-style-name="P15" svg:width="3.07cm" svg:height="1.8cm" svg:x="-0.522cm" svg:y="0.213cm"><draw:text-box><text:p>P1 entre</text:p></draw:text-box></draw:frame></text:p>
      <text:p text:style-name="P9"/>
      <text:p text:style-name="P9"/>
      <text:p text:style-name="P9"/>
      <text:p text:style-name="P9"><draw:frame text:anchor-type="paragraph" draw:z-index="13" draw:name="Forme7" draw:style-name="gr6" draw:text-style-name="P15" svg:width="5.107cm" svg:height="1.271cm" svg:x="6.436cm" svg:y="0.335cm"><draw:text-box><text:p>Heure de la journée</text:p></draw:text-box></draw:frame></text:p>
      <text:p text:style-name="P9"/>
      <text:p text:style-name="P9"/>
      <text:p text:style-name="P9"/>
      <text:p text:style-name="P4">inconvénient : </text:p>
      <text:p text:style-name="P7">Notre système ne tien pas en compte :</text:p>
      <text:p text:style-name="P11">-quantité de travail <text:span text:style-name="T3">(sortie)</text:span></text:p>
      <text:p text:style-name="P12">-du taux d’affluence horaires<text:span text:style-name="T3">(entrée)</text:span></text:p>
      <text:p text:style-name="P12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42:25.872194241</meta:creation-date>
    <dc:date>2019-03-04T17:49:55.713744460</dc:date>
    <meta:editing-duration>PT5M5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92" meta:character-count="612" meta:non-whitespace-character-count="543"/>
  </office:meta>
</office:document-meta>
</file>